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947d" officeooo:paragraph-rsid="0019947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7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4pt" fo:language="en" fo:country="US" fo:font-weight="bold" officeooo:rsid="003fa2fc" officeooo:paragraph-rsid="003fa2fc" style:font-size-asian="14pt" style:font-weight-asian="bold" style:font-name-complex="Times New Roman1" style:font-size-complex="14pt" style:font-style-complex="italic" style:font-weight-complex="bold"/>
    </style:style>
    <style:style style:name="T1" style:family="text">
      <style:text-properties officeooo:rsid="0019947d"/>
    </style:style>
    <style:style style:name="T2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3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2a48cf" style:font-style-asian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10ceb" style:font-weight-asian="bold" style:font-weight-complex="bold"/>
    </style:style>
    <style:style style:name="T8" style:family="text">
      <style:text-properties officeooo:rsid="00310c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span text:style-name="T1">List Of </text:span>Publications</text:p>
      <text:p text:style-name="P6"/>
      <text:list xml:id="list1444953815267888173" text:style-name="L1">
        <text:list-item>
          <text:p text:style-name="P3">Brushes of semiflexible polymers in equilibrium and under flow in a super-hydrophobic regime</text:p>
          <text:p text:style-name="P3">K. Speyer and C. Pastorino, <text:span text:style-name="T4">Soft Matter</text:span>, 2015, <text:span text:style-name="T6">11</text:span>, 5473<text:span text:style-name="T8">–</text:span>5484</text:p>
          <text:p text:style-name="P4">DOI:10.1039/C5SM01075F</text:p>
          <text:p text:style-name="P3"/>
        </text:list-item>
        <text:list-item>
          <text:p text:style-name="P5">Droplet transport in a nanochannel coated by hydrophobic semiflexible polymer brushes: the effect of chain stiffness</text:p>
          <text:p text:style-name="P3">K. Speyer and C. Pastorino, <text:span text:style-name="T5">Langmuir</text:span>, <text:span text:style-name="T8">2017,</text:span><text:span text:style-name="T7"> 33 </text:span><text:span text:style-name="T8">, 10753–10763</text:span></text:p>
          <text:p text:style-name="P2"><text:span text:style-name="Strong_20_Emphasis"><text:span text:style-name="T3">DOI:</text:span></text:span><text:span text:style-name="T2">10.1021/acs.langmuir.7b0264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30T16:48:11.050593059</meta:creation-date>
    <dc:date>2017-11-30T16:49:12.257597974</dc:date>
    <dc:creator>Kevin Speyer</dc:creator>
    <meta:editing-duration>P0D</meta:editing-duration>
    <meta:editing-cycles>1</meta:editing-cycles>
    <meta:document-statistic meta:table-count="0" meta:image-count="0" meta:object-count="0" meta:page-count="1" meta:paragraph-count="8" meta:word-count="63" meta:character-count="409" meta:non-whitespace-character-count="362"/>
    <meta:generator>LibreOffice/4.2.8.2$Linux_X86_64 LibreOffice_project/420$Build-2</meta:generator>
  </office:meta>
</office:document-meta>
</file>